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/>
    </style:style>
  </office:automatic-styles>
  <office:body>
    <office:text text:use-soft-page-breaks="true">
      <text:p text:style-name="P1">TD2<text:s/></text:p>
      <text:h text:style-name="Titre1" text:outline-level="1">Correction :<text:s/></text:h>
      <text:p text:style-name="Normal">Partielle qui n’est pas défini sur l’ensemble de son domaine. Fonction qui modifie l’état des données elle est a effet de bord et non déterministe et impure. Une fonction qui change quand on l’appelle plusieurs fois est non déterministe.<text:s/></text:p>
      <text:p text:style-name="Normal">On utilise le générique, et il fallait le diamant.<text:s/>Lorsque A hérite de B une collection de A n’hérite pas d’une collection de B.<text:s/></text:p>
      <text:p text:style-name="Normal">On a le droit de mettre des super que lorsqu’on utilise des super. Au maximum une classe. Les interfaces avant les classes ce n’est pas correcte.<text:s/></text:p>
      <text:p text:style-name="Normal">La référence d’objet ne peut pas être modifier.<text:s/></text:p>
      <text:h text:style-name="Titre1" text:outline-level="1">Exercice 1 : Interfaces fonctionnelles<text:s/></text:h>
      <text:h text:style-name="Titre2" text:outline-level="2">Question 1 :<text:s/></text:h>
      <text:p text:style-name="Normal"/>
      <text:h text:style-name="Titre1" text:outline-level="1">Exercice 2 : Prédicats<text:s/></text:h>
      <text:p text:style-name="Normal">Question 1 :<text:s/></text:p>
      <text:p text:style-name="Normal">Taille trop petit : Predicat ttp = taille -&gt;(<text:s/>taille &lt;100 ) ;</text:p>
      <text:p text:style-name="Normal">Taille trop grande : Predicat ttg = taille -&gt; (if taille &gt;200) ;<text:s/></text:p>
      <text:p text:style-name="Normal">Taille incorrecte : Predicat ti = taille -&gt; <text:s/></text:p>
      <text:p text:style-name="Normal">Vavr.io librairie pour la classe Paire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ie Dornat</meta:initial-creator>
    <dc:creator>Julie Dornat</dc:creator>
    <meta:creation-date>2023-10-02T14:12:00Z</meta:creation-date>
    <dc:date>2023-10-09T14:20:00Z</dc:date>
    <meta:template xlink:href="Normal.dotm" xlink:type="simple"/>
    <meta:editing-cycles>3</meta:editing-cycles>
    <meta:editing-duration>PT8640S</meta:editing-duration>
    <meta:document-statistic meta:page-count="1" meta:paragraph-count="1" meta:word-count="137" meta:character-count="891" meta:row-count="6" meta:non-whitespace-character-count="755"/>
  </office:meta>
</office:document-meta>
</file>